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9638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9638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9638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0aee09" officeooo:paragraph-rsid="000aee09" style:font-weight-asian="bold" style:font-weight-complex="bold"/>
    </style:style>
    <style:style style:name="P2" style:family="paragraph" style:parent-style-name="Standard">
      <style:text-properties fo:font-weight="bold" officeooo:rsid="000aee09" officeooo:paragraph-rsid="000b86ff" style:font-weight-asian="bold" style:font-weight-complex="bold"/>
    </style:style>
    <style:style style:name="P3" style:family="paragraph" style:parent-style-name="Standard">
      <style:text-properties fo:font-weight="bold" officeooo:rsid="000aee09" officeooo:paragraph-rsid="000b8cec" style:font-weight-asian="bold" style:font-weight-complex="bold"/>
    </style:style>
    <style:style style:name="P4" style:family="paragraph" style:parent-style-name="Standard">
      <style:text-properties fo:font-weight="bold" officeooo:rsid="000aee09" officeooo:paragraph-rsid="0010560f" style:font-weight-asian="bold" style:font-weight-complex="bold"/>
    </style:style>
    <style:style style:name="P5" style:family="paragraph" style:parent-style-name="Standard">
      <style:text-properties fo:font-weight="bold" officeooo:rsid="000aee09" officeooo:paragraph-rsid="0011587a" style:font-weight-asian="bold" style:font-weight-complex="bold"/>
    </style:style>
    <style:style style:name="P6" style:family="paragraph" style:parent-style-name="Standard">
      <style:text-properties fo:font-weight="bold" officeooo:rsid="000aee09" officeooo:paragraph-rsid="00132a7d" style:font-weight-asian="bold" style:font-weight-complex="bold"/>
    </style:style>
    <style:style style:name="P7" style:family="paragraph" style:parent-style-name="Standard">
      <style:text-properties officeooo:rsid="000aee09" officeooo:paragraph-rsid="000aee09"/>
    </style:style>
    <style:style style:name="P8" style:family="paragraph" style:parent-style-name="Standard">
      <style:text-properties officeooo:rsid="000aee09" officeooo:paragraph-rsid="000b86ff"/>
    </style:style>
    <style:style style:name="P9" style:family="paragraph" style:parent-style-name="Standard">
      <style:text-properties officeooo:rsid="000aee09" officeooo:paragraph-rsid="000b8cec"/>
    </style:style>
    <style:style style:name="P10" style:family="paragraph" style:parent-style-name="Standard">
      <style:text-properties officeooo:rsid="000aee09" officeooo:paragraph-rsid="000e7c43"/>
    </style:style>
    <style:style style:name="P11" style:family="paragraph" style:parent-style-name="Standard">
      <style:text-properties officeooo:rsid="000aee09" officeooo:paragraph-rsid="0010560f"/>
    </style:style>
    <style:style style:name="P12" style:family="paragraph" style:parent-style-name="Standard">
      <style:text-properties officeooo:rsid="000aee09" officeooo:paragraph-rsid="0011587a"/>
    </style:style>
    <style:style style:name="P13" style:family="paragraph" style:parent-style-name="Standard">
      <style:text-properties officeooo:rsid="000aee09" officeooo:paragraph-rsid="00132a7d"/>
    </style:style>
    <style:style style:name="P14" style:family="paragraph" style:parent-style-name="Standard">
      <style:text-properties officeooo:paragraph-rsid="000aee09"/>
    </style:style>
    <style:style style:name="P15" style:family="paragraph" style:parent-style-name="Standard">
      <style:text-properties officeooo:paragraph-rsid="000b86ff"/>
    </style:style>
    <style:style style:name="P16" style:family="paragraph" style:parent-style-name="Standard">
      <style:text-properties officeooo:paragraph-rsid="000b8cec"/>
    </style:style>
    <style:style style:name="P17" style:family="paragraph" style:parent-style-name="Standard">
      <style:text-properties officeooo:paragraph-rsid="0010560f"/>
    </style:style>
    <style:style style:name="P18" style:family="paragraph" style:parent-style-name="Standard">
      <style:text-properties officeooo:paragraph-rsid="0011587a"/>
    </style:style>
    <style:style style:name="P19" style:family="paragraph" style:parent-style-name="Standard">
      <style:text-properties officeooo:paragraph-rsid="00132a7d"/>
    </style:style>
    <style:style style:name="T1" style:family="text">
      <style:text-properties officeooo:rsid="000aee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ee09" style:font-weight-asian="bold" style:font-weight-complex="bold"/>
    </style:style>
    <style:style style:name="T4" style:family="text">
      <style:text-properties officeooo:rsid="000b86ff"/>
    </style:style>
    <style:style style:name="T5" style:family="text">
      <style:text-properties fo:font-weight="normal" officeooo:rsid="000b86ff" style:font-weight-asian="normal" style:font-weight-complex="normal"/>
    </style:style>
    <style:style style:name="T6" style:family="text">
      <style:text-properties fo:font-weight="normal" officeooo:rsid="000b8cec" style:font-weight-asian="normal" style:font-weight-complex="normal"/>
    </style:style>
    <style:style style:name="T7" style:family="text">
      <style:text-properties fo:font-weight="normal" officeooo:rsid="000bbb07" style:font-weight-asian="normal" style:font-weight-complex="normal"/>
    </style:style>
    <style:style style:name="T8" style:family="text">
      <style:text-properties fo:font-weight="normal" officeooo:rsid="0010560f" style:font-weight-asian="normal" style:font-weight-complex="normal"/>
    </style:style>
    <style:style style:name="T9" style:family="text">
      <style:text-properties fo:font-weight="normal" officeooo:rsid="0011587a" style:font-weight-asian="normal" style:font-weight-complex="normal"/>
    </style:style>
    <style:style style:name="T10" style:family="text">
      <style:text-properties fo:font-weight="normal" officeooo:rsid="00132a7d" style:font-weight-asian="normal" style:font-weight-complex="normal"/>
    </style:style>
    <style:style style:name="T11" style:family="text">
      <style:text-properties officeooo:rsid="000b8cec"/>
    </style:style>
    <style:style style:name="T12" style:family="text">
      <style:text-properties officeooo:rsid="000bbb07"/>
    </style:style>
    <style:style style:name="T13" style:family="text">
      <style:text-properties officeooo:rsid="000d1b81"/>
    </style:style>
    <style:style style:name="T14" style:family="text">
      <style:text-properties officeooo:rsid="000e7c43"/>
    </style:style>
    <style:style style:name="T15" style:family="text">
      <style:text-properties officeooo:rsid="0010560f"/>
    </style:style>
    <style:style style:name="T16" style:family="text">
      <style:text-properties officeooo:rsid="0011587a"/>
    </style:style>
    <style:style style:name="T17" style:family="text">
      <style:text-properties officeooo:rsid="00132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4"><text:span text:style-name="T3">Caso de uso: </text:span><text:span text:style-name="T1">añadir un contacto a la agenda.</text:span></text:p>
            <text:p text:style-name="P14"><text:span text:style-name="T3">Actor principal: </text:span><text:span text:style-name="T1">el administrativo.</text:span></text:p>
            <text:p text:style-name="P14"><text:span text:style-name="T3">Nivel: </text:span><text:span text:style-name="T1">usuario.</text:span></text:p>
            <text:p text:style-name="P14"><text:span text:style-name="T3">Ámbito:</text:span><text:span text:style-name="T1"> oficina.</text:span></text:p>
            <text:p text:style-name="P1">Escenario principal de éxito:</text:p>
            <text:p text:style-name="P7"><text:tab/>1. El usuario accederá a la opción del programa para añadir un nuevo contacto.</text:p>
            <text:p text:style-name="P7"><text:tab/>2. Añadirá un nuevo contacto escribiendo en sus correspondientes campos obligatorios.</text:p>
            <text:p text:style-name="P7"><text:tab/>3. El contacto se guardará de forma ordenada en un fichero binario, del cual forman parte el <text:tab/>resto de contactos.</text:p>
            <text:p text:style-name="P1">Escenarios alternativos:</text:p>
            <text:p text:style-name="P7"><text:tab/>2.a Si el usuario lo estima podrá añadir diversos campos opcionales al contacto.</text:p>
          </table:table-cell>
        </table:table-row>
      </table:table>
      <text:p text:style-name="P7"><text:span text:style-name="T1"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5"><text:span text:style-name="T3">Caso de uso: </text:span><text:span text:style-name="T5">borrar</text:span><text:span text:style-name="T1"> un contacto a la agenda.</text:span></text:p>
            <text:p text:style-name="P15"><text:span text:style-name="T3">Actor principal: </text:span><text:span text:style-name="T1">el administrativo.</text:span></text:p>
            <text:p text:style-name="P15"><text:span text:style-name="T3">Nivel: </text:span><text:span text:style-name="T1">usuario.</text:span></text:p>
            <text:p text:style-name="P15"><text:span text:style-name="T3">Ámbito:</text:span><text:span text:style-name="T1"> oficina.</text:span></text:p>
            <text:p text:style-name="P2">Escenario principal de éxito:</text:p>
            <text:p text:style-name="P8"><text:tab/>1. El usuario accederá a la opción del programa para <text:span text:style-name="T4">borrar </text:span>un contacto.</text:p>
            <text:p text:style-name="P8"><text:tab/>2. <text:span text:style-name="T4">El programa buscará si dicho contacto existe. En caso contrario se avisará al usuario.</text:span></text:p>
            <text:p text:style-name="P8"><text:span text:style-name="T4"><text:tab/>3. El contacto quedará totalmente eliminado del fichero.</text:span></text:p>
            <text:p text:style-name="P8"><text:span text:style-name="T2">Escenarios alternativos:</text:span></text:p>
            <text:p text:style-name="P8"><text:tab/><text:span text:style-name="T4">1.a Se le preguntará al usuario si desea seguir eliminando contactos.</text:span></text:p>
          </table:table-cell>
        </table:table-row>
      </table:table>
      <text:p text:style-name="P7"><text:span text:style-name="T4"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6"><text:span text:style-name="T3">Caso de uso: </text:span><text:span text:style-name="T6">modificar</text:span><text:span text:style-name="T1"> un contacto </text:span><text:span text:style-name="T11">de</text:span><text:span text:style-name="T1"> la agenda.</text:span></text:p>
            <text:p text:style-name="P16"><text:span text:style-name="T3">Actor principal: </text:span><text:span text:style-name="T1">el administrativo.</text:span></text:p>
            <text:p text:style-name="P16"><text:span text:style-name="T3">Nivel: </text:span><text:span text:style-name="T1">usuario.</text:span></text:p>
            <text:p text:style-name="P16"><text:span text:style-name="T3">Ámbito:</text:span><text:span text:style-name="T1"> oficina.</text:span></text:p>
            <text:p text:style-name="P3">Escenario principal de éxito:</text:p>
            <text:p text:style-name="P9"><text:tab/>1. El usuario accederá a la opción del programa para <text:span text:style-name="T11">modificar</text:span> un contacto.</text:p>
            <text:p text:style-name="P9"><text:tab/>2. <text:span text:style-name="T4">El programa buscará si dicho contacto existe. En caso contrario se avisará al usuario.</text:span></text:p>
            <text:p text:style-name="P9"><text:s text:c="12"/>3. <text:span text:style-name="T11">Se le mostrará la información del usuario y </text:span><text:span text:style-name="T14">este lo modificará</text:span><text:span text:style-name="T11">.</text:span></text:p>
            <text:p text:style-name="P10"><text:span text:style-name="T11"><text:s text:c="12"/></text:span><text:span text:style-name="T14">4. </text:span><text:span text:style-name="T11">Se le preguntará al usuario si desea modificar otro contacto.</text:span></text:p>
            <text:p text:style-name="P10"><text:span text:style-name="T4"><text:tab/></text:span><text:span text:style-name="T14">5</text:span><text:span text:style-name="T11"> Se le preguntará al usuario si desea modificar otro campo del contacto.</text:span></text:p>
            <text:p text:style-name="P9"><text:span text:style-name="T2">Escenarios alternativos:</text:span><text:span text:style-name="T11"> <text:s/></text:span></text:p>
            <text:p text:style-name="P10"><text:span text:style-name="T14"><text:s text:c="12"/>3.a El usuario modificará solamente un campo del contacto.</text:span></text:p>
            <text:p text:style-name="P9"><text:span text:style-name="T11"><text:s text:c="12"/>3.</text:span><text:span text:style-name="T14">b</text:span><text:span text:style-name="T11"> El usuario </text:span><text:span text:style-name="T14">modificará</text:span><text:span text:style-name="T11"> el contacto de manera global.</text:span></text:p>
            <text:p text:style-name="P9"><text:span text:style-name="T11"><text:s/></text:span></text:p>
          </table:table-cell>
        </table:table-row>
      </table:table>
      <text:p text:style-name="P8"><text:span text:style-name="T4"/></text:p>
      <text:p text:style-name="P9"><text:span text:style-name="T4"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6"><text:span text:style-name="T3">Caso de uso: </text:span><text:span text:style-name="T7">buscar un usuario en la agenda.</text:span></text:p>
            <text:p text:style-name="P16"><text:span text:style-name="T3">Actor principal: </text:span><text:span text:style-name="T1">el administrativo.</text:span></text:p>
            <text:p text:style-name="P16"><text:span text:style-name="T3">Nivel: </text:span><text:span text:style-name="T1">usuario/</text:span><text:span text:style-name="T12">tarea.</text:span></text:p>
            <text:p text:style-name="P16"><text:span text:style-name="T3">Ámbito:</text:span><text:span text:style-name="T1"> oficina.</text:span></text:p>
            <text:p text:style-name="P3">Escenario principal de éxito:</text:p>
            <text:p text:style-name="P9"><text:tab/>1. El usuario accederá a la opción del programa para <text:span text:style-name="T12">buscar</text:span> un nuevo contacto.</text:p>
            <text:p text:style-name="P9"><text:tab/>2. <text:span text:style-name="T13">En caso de que el contacto no exista el usuario será avisado.</text:span></text:p>
            <text:p text:style-name="P9"><text:s text:c="12"/>3. <text:span text:style-name="T13">Si el contacto se ha encontrado, se le mostrará toda la información disponible de este.</text:span></text:p>
            <text:p text:style-name="P10"><text:span text:style-name="T14"><text:s text:c="12"/>4.</text:span><text:span text:style-name="T4">Si el usuario </text:span><text:span text:style-name="T13">desea buscar otro usuario.</text:span></text:p>
            <text:p text:style-name="P3">Escenarios alternativos:</text:p>
            <text:p text:style-name="P9"><text:span text:style-name="T4"><text:tab/></text:span><text:span text:style-name="T14">No hay.</text:span></text:p>
          </table:table-cell>
        </table:table-row>
      </table:table>
      <text:p text:style-name="P11"><text:span text:style-name="T4"/>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17"><text:span text:style-name="T3">Caso de uso: </text:span><text:span text:style-name="T8">ordenar la agenda de contactos</text:span><text:span text:style-name="T7">.</text:span></text:p>
            <text:p text:style-name="P17"><text:span text:style-name="T3">Actor principal: </text:span><text:span text:style-name="T1">el </text:span><text:span text:style-name="T15">programa</text:span><text:span text:style-name="T1">.</text:span></text:p>
            <text:p text:style-name="P17"><text:span text:style-name="T3">Nivel: </text:span><text:span text:style-name="T12">tarea.</text:span></text:p>
            <text:p text:style-name="P17"><text:span text:style-name="T3">Ámbito:</text:span><text:span text:style-name="T1"> oficina.</text:span></text:p>
            <text:p text:style-name="P4">Escenario principal de éxito:</text:p>
            <text:p text:style-name="P11"><text:tab/>1. <text:span text:style-name="T15">El método accederá a la lista de contactos.</text:span></text:p>
            <text:p text:style-name="P11"><text:tab/>2. <text:span text:style-name="T15">Se irá comparando todos los contactos por su nombre y apellidos para poder realizar la <text:s text:c="9"/>ordenación.</text:span></text:p>
            <text:p text:style-name="P11"><text:span text:style-name="T2">Escenarios alternativos:</text:span></text:p>
            <text:p text:style-name="P11"><text:span text:style-name="T4"><text:tab/></text:span><text:span text:style-name="T14">No hay.</text:span></text:p>
          </table:table-cell>
        </table:table-row>
      </table:table>
      <text:p text:style-name="P11"/>
      <table:table table:name="Tabla6" table:style-name="Tabla6">
        <table:table-column table:style-name="Tabla6.A"/>
        <table:table-row>
          <table:table-cell table:style-name="Tabla6.A1" office:value-type="string">
            <text:p text:style-name="P17"><text:span text:style-name="T3">Caso de uso: </text:span><text:span text:style-name="T8">comprobar si la agenda está vacía</text:span><text:span text:style-name="T7">.</text:span></text:p>
            <text:p text:style-name="P17"><text:span text:style-name="T3">Actor principal: </text:span><text:span text:style-name="T1">el </text:span><text:span text:style-name="T15">programa</text:span><text:span text:style-name="T1">.</text:span></text:p>
            <text:p text:style-name="P17"><text:span text:style-name="T3">Nivel: </text:span><text:span text:style-name="T12">tarea.</text:span></text:p>
            <text:p text:style-name="P17"><text:span text:style-name="T3">Ámbito:</text:span><text:span text:style-name="T1"> oficina.</text:span></text:p>
            <text:p text:style-name="P4">Escenario principal de éxito:</text:p>
            <text:p text:style-name="P11"><text:tab/>1. <text:span text:style-name="T15">El método accederá a la lista de contactos.</text:span></text:p>
            <text:p text:style-name="P11"><text:s text:c="12"/>2. <text:span text:style-name="T15">Comprobará el tamaño de esta.</text:span></text:p>
            <text:p text:style-name="P11"><text:span text:style-name="T15"><text:s text:c="12"/>3. Se notificará.</text:span></text:p>
            <text:p text:style-name="P11"><text:span text:style-name="T2">Escenarios alternativos:</text:span></text:p>
            <text:p text:style-name="P11"><text:span text:style-name="T4"><text:tab/></text:span><text:span text:style-name="T15">3.a Se notificará que está vacía si el tamaño es de 0 bytes.</text:span></text:p>
            <text:p text:style-name="P11"><text:span text:style-name="T15"><text:s text:c="12"/>3.b Se notificará que no está vacía en caso de que el tamaño sea diferente de 0 bytes.</text:span></text:p>
          </table:table-cell>
        </table:table-row>
      </table:table>
      <text:p text:style-name="P17"/>
      <table:table table:name="Tabla7" table:style-name="Tabla7">
        <table:table-column table:style-name="Tabla7.A"/>
        <table:table-row>
          <table:table-cell table:style-name="Tabla7.A1" office:value-type="string">
            <text:p text:style-name="P18"><text:span text:style-name="T3">Caso de uso: </text:span><text:span text:style-name="T9">realizar una copia de seguridad de la agenda.</text:span></text:p>
            <text:p text:style-name="P18"><text:span text:style-name="T3">Actor principal: </text:span><text:span text:style-name="T1">el administrativo.</text:span></text:p>
            <text:p text:style-name="P18"><text:span text:style-name="T3">Nivel: </text:span><text:span text:style-name="T1">usuario</text:span><text:span text:style-name="T12">/</text:span><text:span text:style-name="T16">tarea</text:span></text:p>
            <text:p text:style-name="P18"><text:span text:style-name="T3">Ámbito:</text:span><text:span text:style-name="T1"> oficina.</text:span></text:p>
            <text:p text:style-name="P5">Escenario principal de éxito:</text:p>
            <text:p text:style-name="P12"><text:s text:c="12"/>1. El usuario accederá a la opción del programa para <text:span text:style-name="T16">realizar una copia de seguridad de la agenda</text:span>.<text:tab/></text:p>
            <text:p text:style-name="P12"><text:s text:c="12"/><text:span text:style-name="T16">2. Se abrirá el fichero contenedor de la agenda de contactos.</text:span></text:p>
            <text:p text:style-name="P12"><text:span text:style-name="T14"><text:s text:c="12"/></text:span><text:span text:style-name="T16">3. Se volcará dicha información en otro fichero apartado en otra carpeta. Y nombrado según la fecha realizada.</text:span></text:p>
            <text:p text:style-name="P5">Escenarios alternativos:</text:p>
            <text:p text:style-name="P12"><text:span text:style-name="T4"><text:tab/></text:span><text:span text:style-name="T16">1.a En caso de que la agenda esté vacía se avisará al usuario.</text:span></text:p>
          </table:table-cell>
        </table:table-row>
      </table:table>
      <text:p text:style-name="P18"/>
      <table:table table:name="Tabla8" table:style-name="Tabla8">
        <table:table-column table:style-name="Tabla8.A"/>
        <table:table-row>
          <table:table-cell table:style-name="Tabla8.A1" office:value-type="string">
            <text:p text:style-name="P18"><text:span text:style-name="T3">Caso de uso: </text:span><text:span text:style-name="T9">restaurar una copia de seguridad.</text:span></text:p>
            <text:p text:style-name="P18"><text:span text:style-name="T3">Actor principal: </text:span><text:span text:style-name="T1">el administrativo.</text:span></text:p>
            <text:p text:style-name="P18"><text:span text:style-name="T3">Nivel: </text:span><text:span text:style-name="T1">usuario</text:span><text:span text:style-name="T12">.</text:span></text:p>
            <text:p text:style-name="P18"><text:span text:style-name="T3">Ámbito:</text:span><text:span text:style-name="T1"> oficina.</text:span></text:p>
            <text:p text:style-name="P5">Escenario principal de éxito:</text:p>
            <text:p text:style-name="P12"><text:s text:c="12"/>1. El usuario accederá a la opción del programa para <text:span text:style-name="T16">restaurar una copia de seguridad de la agenda</text:span>.<text:tab/></text:p>
            <text:p text:style-name="P12"><text:s text:c="12"/><text:span text:style-name="T16">2. Se realizará una copia de seguridad del estado actual de la agenda.</text:span></text:p>
            <text:p text:style-name="P12"><text:span text:style-name="T14"><text:s text:c="12"/></text:span><text:span text:style-name="T16">3. Se eliminará el fichero contenedor de la agenda actual.</text:span></text:p>
            <text:p text:style-name="P12"><text:span text:style-name="T16"><text:s text:c="12"/>4. Se elegirá un fichero del cual restaurar.</text:span></text:p>
            <text:p text:style-name="P12"><text:span text:style-name="T16"><text:s text:c="12"/>5. Se volcará el fichero que contenga la copia de seguridad en el fichero principal de agenda.</text:span></text:p>
            <text:p text:style-name="P5">Escenarios alternativos:</text:p>
            <text:p text:style-name="P12"><text:span text:style-name="T4"><text:tab/></text:span><text:span text:style-name="T16">1.a El usuario será avisado en caso de querer restaurar una copia de seguridad vacía.</text:span></text:p>
          </table:table-cell>
        </table:table-row>
      </table:table>
      <text:p text:style-name="P18"/>
      <table:table table:name="Tabla9" table:style-name="Tabla9">
        <table:table-column table:style-name="Tabla9.A"/>
        <text:soft-page-break/>
        <table:table-row>
          <table:table-cell table:style-name="Tabla9.A1" office:value-type="string">
            <text:p text:style-name="P19"><text:span text:style-name="T3">Caso de uso: </text:span><text:span text:style-name="T10">crear un documento imprimible de la agenda de contactos.</text:span></text:p>
            <text:p text:style-name="P19"><text:span text:style-name="T3">Actor principal: </text:span><text:span text:style-name="T1">el administrativo.</text:span></text:p>
            <text:p text:style-name="P19"><text:span text:style-name="T3">Nivel: </text:span><text:span text:style-name="T1">usuario</text:span><text:span text:style-name="T12">.</text:span></text:p>
            <text:p text:style-name="P19"><text:span text:style-name="T3">Ámbito:</text:span><text:span text:style-name="T1"> oficina.</text:span></text:p>
            <text:p text:style-name="P6">Escenario principal de éxito:</text:p>
            <text:p text:style-name="P13"><text:s text:c="12"/>1. El usuario accederá a la opción del programa para <text:span text:style-name="T17">imprimir la agenda de contactos.</text:span><text:tab/></text:p>
            <text:p text:style-name="P13"><text:s text:c="12"/><text:span text:style-name="T16">2. </text:span><text:span text:style-name="T17">Se accederá al fichero contenedor de los contactos.</text:span></text:p>
            <text:p text:style-name="P13"><text:span text:style-name="T14"><text:s text:c="12"/></text:span><text:span text:style-name="T16">3. </text:span><text:span text:style-name="T17">Se portará a un formato HTML.</text:span></text:p>
            <text:p text:style-name="P13"><text:span text:style-name="T16"><text:s text:c="12"/>4. Se </text:span><text:span text:style-name="T17">guardará en dicho formato.</text:span></text:p>
            <text:p text:style-name="P6">Escenarios alternativos:</text:p>
            <text:p text:style-name="P13"><text:span text:style-name="T4"><text:tab/></text:span><text:span text:style-name="T17">No hay.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PEREZ</meta:initial-creator>
    <meta:creation-date>2014-11-11T12:51:34</meta:creation-date>
    <dc:date>2014-11-11T13:43:53</dc:date>
    <dc:creator>ALVARO PEREZ</dc:creator>
    <meta:editing-duration>PT41M2S</meta:editing-duration>
    <meta:editing-cycles>9</meta:editing-cycles>
    <meta:generator>LibreOffice/4.0.3.3$Linux_x86 LibreOffice_project/0eaa50a932c8f2199a615e1eb30f7ac74279539</meta:generator>
    <meta:document-statistic meta:table-count="9" meta:image-count="0" meta:object-count="0" meta:page-count="3" meta:paragraph-count="98" meta:word-count="706" meta:character-count="4588" meta:non-whitespace-character-count="3689"/>
  </office:meta>
</office:document-meta>
</file>